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 style:family="paragraph" style:parent-style-name="Text_20_body">
      <style:paragraph-properties fo:margin-left="0cm" fo:margin-right="0cm" fo:text-indent="0cm" style:auto-text-indent="false"/>
      <style:text-properties loext:padding="0.049cm" loext:border="0.06pt solid #d9d9e3"/>
    </style:style>
    <style:style style:name="P4" style:family="paragraph" style:parent-style-name="Text_20_body">
      <style:text-properties officeooo:paragraph-rsid="001118f6" loext:padding="0.049cm" loext:border="0.06pt solid #d9d9e3"/>
    </style:style>
    <style:style style:name="P5" style:family="paragraph" style:parent-style-name="Standard">
      <style:text-properties officeooo:rsid="001118f6" officeooo:paragraph-rsid="001118f6"/>
    </style:style>
    <style:style style:name="P6" style:family="paragraph" style:parent-style-name="Standard">
      <style:text-properties fo:font-weight="bold" officeooo:rsid="00126d72" officeooo:paragraph-rsid="00126d72" style:font-weight-asian="bold" style:font-weight-complex="bold"/>
    </style:style>
    <style:style style:name="P7" style:family="paragraph" style:parent-style-name="Text_20_body" style:list-style-name="L1">
      <style:paragraph-properties fo:margin-left="0cm" fo:margin-right="0cm" fo:text-indent="0cm" style:auto-text-indent="false" fo:padding="0.049cm" fo:border="0.06pt solid #d9d9e3"/>
    </style:style>
    <style:style style:name="P8"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9" style:family="paragraph" style:parent-style-name="Text_20_body" style:list-style-name="L2">
      <style:paragraph-properties fo:margin-left="0cm" fo:margin-right="0cm" fo:text-indent="0cm" style:auto-text-indent="false" fo:padding="0.049cm" fo:border="0.06pt solid #d9d9e3"/>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1" style:family="paragraph" style:parent-style-name="Text_20_body">
      <style:text-properties officeooo:paragraph-rsid="001118f6" loext:padding="0.049cm" loext:border="0.06pt solid #d9d9e3"/>
    </style:style>
    <style:style style:name="T1" style:family="text">
      <style:text-properties loext:padding="0.049cm" loext:border="0.06pt solid #d9d9e3"/>
    </style:style>
    <style:style style:name="T2" style:family="text">
      <style:text-properties officeooo:rsid="00232920"/>
    </style:style>
    <style:style style:name="T3" style:family="text">
      <style:text-properties officeooo:rsid="001e0324"/>
    </style:style>
    <style:style style:name="T4" style:family="text">
      <style:text-properties officeooo:rsid="0017b2f8"/>
    </style:style>
    <style:style style:name="T5" style:family="text">
      <style:text-properties officeooo:rsid="00185b0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1.614cm" fo:min-width="16.58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P sanBlas – Módulo 01 – 2<text:span text:style-name="T5">5</text:span><text:span text:style-name="T2">/</text:span><text:span text:style-name="T3">01</text:span>/202<text:span text:style-name="T3">4</text:span></text:p>
      <text:p text:style-name="P5"/>
      <text:p text:style-name="P5"/>
      <text:p text:style-name="P5"><text:a xlink:type="simple" xlink:href="https://es.wikipedia.org/wiki/Monitor_de_computadora" text:style-name="Internet_20_link" text:visited-style-name="Visited_20_Internet_20_Link">https://es.wikipedia.org/wiki/Monitor_de_computadora</text:a> </text:p>
      <text:p text:style-name="P5"/>
      <text:p text:style-name="P4">Los monitores de PC han experimentado avances significativos en tecnología a lo largo de los años. Aquí hay algunas tecnologías clave que se utilizan en monitores de PC:</text:p>
      <text:list text:style-name="L1">
        <text:list-item>
          <text:p text:style-name="P7"><text:span text:style-name="Strong_20_Emphasis"><text:span text:style-name="T1">Tecnología de Pantalla:</text:span></text:span></text:p>
          <text:list>
            <text:list-item>
              <text:p text:style-name="P7"><text:span text:style-name="Strong_20_Emphasis"><text:span text:style-name="T1">LCD (Liquid Crystal Display):</text:span></text:span><text:span text:style-name="T1"> Los monitores LCD son los más comunes y utilizan cristales líquidos para modular la luz y mostrar imágenes. Vienen en varias variantes, como TFT-LCD (Thin-Film Transistor LCD), que es común en monitores de alta calidad.</text:span></text:p>
            </text:list-item>
            <text:list-item>
              <text:p text:style-name="P7"><text:span text:style-name="Strong_20_Emphasis"><text:span text:style-name="T1">LED (Light Emitting Diode):</text:span></text:span><text:span text:style-name="T1"> Muchos monitores LCD utilizan retroiluminación LED en lugar de CCFL (cátodo frío fluorescente) para mejorar la calidad de la imagen y reducir el consumo de energía.</text:span></text:p>
            </text:list-item>
            <text:list-item>
              <text:p text:style-name="P7"><text:span text:style-name="Strong_20_Emphasis"><text:span text:style-name="T1">OLED (Organic Light Emitting Diode):</text:span></text:span><text:span text:style-name="T1"> Los monitores OLED utilizan diodos orgánicos que emiten luz propia, lo que permite obtener negros más profundos y colores más vibrantes. Sin embargo, estos monitores son más caros y todavía no son tan comunes como los LCD y LED.</text:span></text:p>
            </text:list-item>
          </text:list>
        </text:list-item>
        <text:list-item>
          <text:p text:style-name="P7"><text:span text:style-name="Strong_20_Emphasis"><text:span text:style-name="T1">Resolución:</text:span></text:span></text:p>
          <text:list>
            <text:list-item>
              <text:p text:style-name="P7"><text:span text:style-name="Strong_20_Emphasis"><text:span text:style-name="T1">Full HD (1920x1080):</text:span></text:span><text:span text:style-name="T1"> Esta es la resolución estándar para muchos monitores.</text:span></text:p>
            </text:list-item>
            <text:list-item>
              <text:p text:style-name="P7"><text:span text:style-name="Strong_20_Emphasis"><text:span text:style-name="T1">Quad HD (2560x1440):</text:span></text:span><text:span text:style-name="T1"> Ofrece una mayor resolución que Full HD, proporcionando imágenes más nítidas.</text:span></text:p>
            </text:list-item>
            <text:list-item>
              <text:p text:style-name="P7"><text:span text:style-name="Strong_20_Emphasis"><text:span text:style-name="T1">Ultra HD o 4K (3840x2160):</text:span></text:span><text:span text:style-name="T1"> Ofrece una resolución aún mayor que Quad HD y es común en monitores de alta gama.</text:span></text:p>
            </text:list-item>
          </text:list>
        </text:list-item>
        <text:list-item>
          <text:p text:style-name="P7"><text:span text:style-name="Strong_20_Emphasis"><text:span text:style-name="T1">Frecuencia de actualización:</text:span></text:span></text:p>
          <text:list>
            <text:list-item>
              <text:p text:style-name="P8"><text:span text:style-name="Strong_20_Emphasis"><text:span text:style-name="T1">60Hz, 75Hz, 144Hz, 240Hz, etc.:</text:span></text:span><text:span text:style-name="T1"> Representa la cantidad de veces por segundo que se actualiza la pantalla. Monitores con tasas de actualización más altas, como 144Hz o 240Hz, son preferidos por jugadores y profesionales que necesitan una visualización más fluida.</text:span></text:p>
            </text:list-item>
          </text:list>
        </text:list-item>
        <text:list-item>
          <text:p text:style-name="P7"><text:span text:style-name="Strong_20_Emphasis"><text:span text:style-name="T1">Tiempo de respuesta:</text:span></text:span></text:p>
          <text:list>
            <text:list-item>
              <text:p text:style-name="P8"><text:span text:style-name="Strong_20_Emphasis"><text:span text:style-name="T1">1ms, 5ms, 8ms, etc.:</text:span></text:span><text:span text:style-name="T1"> Indica el tiempo que tarda un píxel en cambiar de un color a otro. Los monitores con tiempos de respuesta más bajos son preferidos para juegos y aplicaciones de rápido movimiento.</text:span></text:p>
            </text:list-item>
          </text:list>
        </text:list-item>
        <text:list-item>
          <text:p text:style-name="P7"><text:soft-page-break/><text:span text:style-name="Strong_20_Emphasis"><text:span text:style-name="T1">Tecnología de sincronización:</text:span></text:span></text:p>
          <text:list>
            <text:list-item>
              <text:p text:style-name="P8"><text:span text:style-name="Strong_20_Emphasis"><text:span text:style-name="T1">Adaptive Sync (FreeSync) y G-Sync:</text:span></text:span><text:span text:style-name="T1"> Estas tecnologías ayudan a reducir el desgarro de la pantalla y el tartamudeo al sincronizar la frecuencia de actualización del monitor con la tasa de cuadros de la tarjeta gráfica.</text:span></text:p>
            </text:list-item>
          </text:list>
        </text:list-item>
        <text:list-item>
          <text:p text:style-name="P7"><text:span text:style-name="Strong_20_Emphasis"><text:span text:style-name="T1">Curvatura de pantalla:</text:span></text:span></text:p>
          <text:list>
            <text:list-item>
              <text:p text:style-name="P8"><text:span text:style-name="Strong_20_Emphasis"><text:span text:style-name="T1">Pantallas curvas:</text:span></text:span><text:span text:style-name="T1"> Algunos monitores presentan una curvatura en la pantalla para mejorar la inmersión visual y reducir la distorsión en los bordes.</text:span></text:p>
            </text:list-item>
          </text:list>
        </text:list-item>
        <text:list-item>
          <text:p text:style-name="P7"><text:span text:style-name="Strong_20_Emphasis"><text:span text:style-name="T1">HDR (High Dynamic Range):</text:span></text:span></text:p>
          <text:list>
            <text:list-item>
              <text:p text:style-name="P8"><text:span text:style-name="Strong_20_Emphasis"><text:span text:style-name="T1">HDR10, Dolby Vision, etc.:</text:span></text:span><text:span text:style-name="T1"> Mejora la calidad de imagen mediante un rango dinámico más amplio y una mayor reproducción del color.</text:span></text:p>
            </text:list-item>
          </text:list>
        </text:list-item>
        <text:list-item>
          <text:p text:style-name="P7"><text:span text:style-name="Strong_20_Emphasis"><text:span text:style-name="T1">Conectividad:</text:span></text:span></text:p>
          <text:list>
            <text:list-item>
              <text:p text:style-name="P7"><text:span text:style-name="Strong_20_Emphasis"><text:span text:style-name="T1">HDMI, DisplayPort, USB-C, etc.:</text:span></text:span><text:span text:style-name="T1"> Los monitores modernos ofrecen una variedad de opciones de conectividad para satisfacer las necesidades de diferentes dispositivos.</text:span></text:p>
            </text:list-item>
          </text:list>
        </text:list-item>
      </text:list>
      <text:p text:style-name="P1">Estas son solo algunas de las tecnologías clave que se encuentran en los monitores de PC. La elección de un monitor dependerá de tus necesidades específicas, como gaming, edición de video, diseño gráfico, entre otros.</text:p>
      <text:p text:style-name="P2"><text:a xlink:type="simple" xlink:href="https://es.wikipedia.org/wiki/TFT_LCD#IPS" text:style-name="Internet_20_link" text:visited-style-name="Visited_20_Internet_20_Link">https://es.wikipedia.org/wiki/TFT_LCD#IPS</text:a></text:p>
      <text:p text:style-name="P2"><text:a xlink:type="simple" xlink:href="https://www.muycomputer.com/2019/11/26/tn-va-o-ips-como-saber-que-pantalla-elegir/" text:style-name="Internet_20_link" text:visited-style-name="Visited_20_Internet_20_Link">https://www.muycomputer.com/2019/11/26/tn-va-o-ips-como-saber-que-pantalla-elegir/</text:a></text:p>
      <text:p text:style-name="P2"><text:a xlink:type="simple" xlink:href="https://hardzone.es/tutoriales/componentes/paneles-lcd-tipos/" text:style-name="Internet_20_link" text:visited-style-name="Visited_20_Internet_20_Link">https://hardzone.es/tutoriales/componentes/paneles-lcd-tipos/</text:a></text:p>
      <text:p text:style-name="P2"/>
      <text:p text:style-name="P2">Describe las diferentes tecnologías de TFT LCD</text:p>
      <text:p text:style-name="P3">ChatGPT</text:p>
      <text:p text:style-name="P1">Las pantallas TFT-LCD (Thin-Film Transistor Liquid Crystal Display) son una forma común de tecnología de visualización utilizada en monitores, televisores y dispositivos portátiles. Aquí hay algunas tecnologías específicas asociadas con las pantallas TFT-LCD:</text:p>
      <text:list text:style-name="L2">
        <text:list-item>
          <text:p text:style-name="P9"><text:span text:style-name="Strong_20_Emphasis"><text:span text:style-name="T1">IPS (In-Plane Switching):</text:span></text:span></text:p>
          <text:list>
            <text:list-item>
              <text:p text:style-name="P9"><text:span text:style-name="Emphasis"><text:span text:style-name="T1">Características:</text:span></text:span><text:span text:style-name="T1"> Las pantallas IPS ofrecen excelentes ángulos de visión y reproducción precisa del color. Los colores se mantienen constantes incluso cuando se observa la pantalla desde ángulos amplios.</text:span></text:p>
            </text:list-item>
            <text:list-item>
              <text:p text:style-name="P9"><text:span text:style-name="Emphasis"><text:span text:style-name="T1">Ventajas:</text:span></text:span><text:span text:style-name="T1"> Mejora en la representación del color y ángulos de visión más amplios en comparación con otras tecnologías.</text:span></text:p>
            </text:list-item>
            <text:list-item>
              <text:p text:style-name="P9"><text:soft-page-break/><text:span text:style-name="Emphasis"><text:span text:style-name="T1">Uso común:</text:span></text:span><text:span text:style-name="T1"> Ideal para tareas que requieren precisión de color, como diseño gráfico y edición de fotos.</text:span></text:p>
            </text:list-item>
          </text:list>
        </text:list-item>
        <text:list-item>
          <text:p text:style-name="P9"><text:span text:style-name="Strong_20_Emphasis"><text:span text:style-name="T1">TN (Twisted Nematic):</text:span></text:span></text:p>
          <text:list>
            <text:list-item>
              <text:p text:style-name="P9"><text:span text:style-name="Emphasis"><text:span text:style-name="T1">Características:</text:span></text:span><text:span text:style-name="T1"> Las pantallas TN son conocidas por su rápida velocidad de respuesta y son comunes en monitores para juegos.</text:span></text:p>
            </text:list-item>
            <text:list-item>
              <text:p text:style-name="P9"><text:span text:style-name="Emphasis"><text:span text:style-name="T1">Ventajas:</text:span></text:span><text:span text:style-name="T1"> Tiempos de respuesta rápidos, lo que minimiza el desenfoque en escenas de rápido movimiento.</text:span></text:p>
            </text:list-item>
            <text:list-item>
              <text:p text:style-name="P9"><text:span text:style-name="Emphasis"><text:span text:style-name="T1">Desventajas:</text:span></text:span><text:span text:style-name="T1"> Ángulos de visión más limitados en comparación con IPS, y colores que pueden desviarse cuando se ve desde ángulos extremos.</text:span></text:p>
            </text:list-item>
            <text:list-item>
              <text:p text:style-name="P9"><text:span text:style-name="Emphasis"><text:span text:style-name="T1">Uso común:</text:span></text:span><text:span text:style-name="T1"> Monitores de juegos y aplicaciones donde la velocidad de respuesta es crítica.</text:span></text:p>
            </text:list-item>
          </text:list>
        </text:list-item>
        <text:list-item>
          <text:p text:style-name="P9"><text:span text:style-name="Strong_20_Emphasis"><text:span text:style-name="T1">VA (Vertical Alignment):</text:span></text:span></text:p>
          <text:list>
            <text:list-item>
              <text:p text:style-name="P9"><text:span text:style-name="Emphasis"><text:span text:style-name="T1">Características:</text:span></text:span><text:span text:style-name="T1"> Las pantallas VA ofrecen buenos niveles de contraste y negros profundos.</text:span></text:p>
            </text:list-item>
            <text:list-item>
              <text:p text:style-name="P9"><text:span text:style-name="Emphasis"><text:span text:style-name="T1">Ventajas:</text:span></text:span><text:span text:style-name="T1"> Excelente reproducción de negro y buen rendimiento en términos de relación de contraste.</text:span></text:p>
            </text:list-item>
            <text:list-item>
              <text:p text:style-name="P9"><text:span text:style-name="Emphasis"><text:span text:style-name="T1">Desventajas:</text:span></text:span><text:span text:style-name="T1"> Pueden experimentar desenfoque de movimiento en comparación con las pantallas TN.</text:span></text:p>
            </text:list-item>
            <text:list-item>
              <text:p text:style-name="P9"><text:span text:style-name="Emphasis"><text:span text:style-name="T1">Uso común:</text:span></text:span><text:span text:style-name="T1"> Aplicaciones que se benefician de un alto contraste, como el entretenimiento multimedia.</text:span></text:p>
            </text:list-item>
          </text:list>
        </text:list-item>
        <text:list-item>
          <text:p text:style-name="P9"><text:span text:style-name="Strong_20_Emphasis"><text:span text:style-name="T1">MVA (Multi-Domain Vertical Alignment):</text:span></text:span></text:p>
          <text:list>
            <text:list-item>
              <text:p text:style-name="P9"><text:span text:style-name="Emphasis"><text:span text:style-name="T1">Características:</text:span></text:span><text:span text:style-name="T1"> Una variante de la tecnología VA que busca mejorar los ángulos de visión y el rendimiento del color.</text:span></text:p>
            </text:list-item>
            <text:list-item>
              <text:p text:style-name="P9"><text:span text:style-name="Emphasis"><text:span text:style-name="T1">Ventajas:</text:span></text:span><text:span text:style-name="T1"> Mejora en ángulos de visión en comparación con VA tradicional.</text:span></text:p>
            </text:list-item>
            <text:list-item>
              <text:p text:style-name="P9"><text:span text:style-name="Emphasis"><text:span text:style-name="T1">Uso común:</text:span></text:span><text:span text:style-name="T1"> Similar a las pantallas VA, adecuadas para aplicaciones multimedia y de entretenimiento.</text:span></text:p>
            </text:list-item>
          </text:list>
        </text:list-item>
        <text:list-item>
          <text:p text:style-name="P9"><text:span text:style-name="Strong_20_Emphasis"><text:span text:style-name="T1">P-MVA (Patterned Vertical Alignment):</text:span></text:span></text:p>
          <text:list>
            <text:list-item>
              <text:p text:style-name="P9"><text:span text:style-name="Emphasis"><text:span text:style-name="T1">Características:</text:span></text:span><text:span text:style-name="T1"> Otra variante de la tecnología VA que utiliza patrones para mejorar el rendimiento del color y los ángulos de visión.</text:span></text:p>
            </text:list-item>
            <text:list-item>
              <text:p text:style-name="P9"><text:soft-page-break/><text:span text:style-name="Emphasis"><text:span text:style-name="T1">Ventajas:</text:span></text:span><text:span text:style-name="T1"> Mejora en términos de ángulos de visión y reproducción del color en comparación con VA tradicional.</text:span></text:p>
            </text:list-item>
            <text:list-item>
              <text:p text:style-name="P9"><text:span text:style-name="Emphasis"><text:span text:style-name="T1">Uso común:</text:span></text:span><text:span text:style-name="T1"> Similar a las pantallas VA, aplicaciones multimedia y de entretenimiento.</text:span></text:p>
            </text:list-item>
          </text:list>
        </text:list-item>
      </text:list>
      <text:p text:style-name="P1">Estas tecnologías se han desarrollado para abordar diferentes necesidades y preferencias de los usuarios en términos de rendimiento, precisión de color, ángulos de visión y velocidad de respuesta. Al elegir un monitor, es importante considerar tus necesidades específicas y preferencias en función del uso previsto.</text:p>
      <text:p text:style-name="P4"><text:a xlink:type="simple" xlink:href="https://www.youtube.com/watch?v=f3IHG2spqrA" text:style-name="Internet_20_link" text:visited-style-name="Visited_20_Internet_20_Link">https://www.youtube.com/watch?v=f3IHG2spqrA</text:a></text:p>
      <text:p text:style-name="P4"><text:a xlink:type="simple" xlink:href="https://www.youtube.com/watch?v=cjiJjKCIzk8" text:style-name="Internet_20_link" text:visited-style-name="Visited_20_Internet_20_Link">https://www.youtube.com/watch?v=cjiJjKCIzk8</text:a></text:p>
      <text:p text:style-name="P4"/>
      <text:p text:style-name="P6">Ejercicio:</text:p>
      <text:p text:style-name="P6"><draw:custom-shape text:anchor-type="paragraph" draw:z-index="0" draw:name="Forma 1" draw:style-name="gr1" svg:width="16.59cm" svg:height="1.615cm" svg:x="-0.231cm" svg:y="0.279cm"><text:p/><draw:enhanced-geometry svg:viewBox="0 0 21600 21600" draw:type="rectangle" draw:enhanced-path="M 0 0 L 21600 0 21600 21600 0 21600 0 0 Z N"/></draw:custom-shape><text:s/><text:line-break/>Generar tablas con características e imágenes sobre cada uno de los diferentes tipos de <text:span text:style-name="T5">monitores</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1-24T22:39:06.404550543</dc:date>
    <meta:editing-duration>PT6H33M53S</meta:editing-duration>
    <meta:editing-cycles>10</meta:editing-cycles>
    <meta:generator>LibreOffice/7.6.2.1$Linux_X86_64 LibreOffice_project/56f7684011345957bbf33a7ee678afaf4d2ba333</meta:generator>
    <meta:document-statistic meta:table-count="0" meta:image-count="0" meta:object-count="0" meta:page-count="4" meta:paragraph-count="57" meta:word-count="867" meta:character-count="5820" meta:non-whitespace-character-count="5047"/>
  </office:meta>
</office:document-meta>
</file>